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_32__20_Dots_20_1_20_Dash" svg:stroke-color="#666666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25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4.4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4.4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1.05cm"/>
    </style:style>
    <style:style style:name="gr8" style:family="graphic" style:parent-style-name="standard">
      <style:graphic-properties draw:textarea-horizontal-align="justify" draw:textarea-vertical-align="middle" draw:auto-grow-height="false" fo:min-height="0.316cm" fo:min-width="0.208cm"/>
    </style:style>
    <style:style style:name="gr9" style:family="graphic" style:parent-style-name="standard">
      <style:graphic-properties svg:stroke-color="#ed1c24" draw:textarea-vertical-align="middle"/>
    </style:style>
    <style:style style:name="gr10" style:family="graphic" style:parent-style-name="standard">
      <style:graphic-properties draw:fill-color="#72bf44" draw:textarea-horizontal-align="justify" draw:textarea-vertical-align="middle" draw:auto-grow-height="false" fo:min-height="0.75cm" fo:min-width="1.05cm"/>
    </style:style>
    <style:style style:name="gr11" style:family="graphic" style:parent-style-name="standard">
      <style:graphic-properties draw:textarea-horizontal-align="justify" draw:textarea-vertical-align="middle" draw:auto-grow-height="false" fo:min-height="1.45cm" fo:min-width="4.4cm"/>
    </style:style>
    <style:style style:name="gr12" style:family="graphic" style:parent-style-name="standard">
      <style:graphic-properties draw:textarea-horizontal-align="justify" draw:textarea-vertical-align="middle" draw:auto-grow-height="false" fo:min-height="0.55cm" fo:min-width="4.6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95cm" fo:min-width="1.05cm"/>
    </style:style>
    <style:style style:name="gr15" style:family="graphic" style:parent-style-name="standard">
      <style:graphic-properties svg:stroke-color="#00aaad" draw:textarea-vertical-align="middle"/>
    </style:style>
    <style:style style:name="gr16" style:family="graphic" style:parent-style-name="standard">
      <style:graphic-properties draw:fill-color="#72bf44" draw:textarea-horizontal-align="justify" draw:textarea-vertical-align="middle" draw:auto-grow-height="false" fo:min-height="0.55cm" fo:min-width="4.2cm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4.1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1.1cm"/>
    </style:style>
    <style:style style:name="gr19" style:family="graphic" style:parent-style-name="objectwithoutfill">
      <style:graphic-properties svg:stroke-color="#ef413d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72bf44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2.6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66pt" style:font-size-asian="66pt" style:font-size-complex="66pt"/>
    </style:style>
    <style:style style:name="P3" style:family="paragraph">
      <loext:graphic-properties draw:fill="none" draw:fill-color="#ffffff"/>
      <style:text-properties fo:font-size="66pt" style:font-size-asian="66pt" style:font-size-complex="66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-color="#72bf44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1.5cm" svg:y1="29.7cm" svg:x2="21.502cm" svg:y2="0cm">
          <text:p/>
        </draw:line>
        <draw:frame draw:style-name="gr2" draw:text-style-name="P3" draw:layer="layout" svg:width="6.7cm" svg:height="2.855cm" svg:x="10.8cm" svg:y="-0.3cm">
          <draw:text-box>
            <text:p text:style-name="P2"><text:span text:style-name="T1">A</text:span><text:span text:style-name="T1">c</text:span><text:span text:style-name="T1">t</text:span><text:span text:style-name="T1">o</text:span><text:span text:style-name="T1">r</text:span></text:p>
          </draw:text-box>
        </draw:frame>
        <draw:custom-shape draw:style-name="gr3" draw:text-style-name="P4" xml:id="id3" draw:id="id3" draw:layer="layout" svg:width="4.9cm" svg:height="1.2cm" svg:x="10.8cm" svg:y="6.6cm">
          <text:p text:style-name="P4"><text:span text:style-name="T2">sends message</text:span></text:p>
          <text:p text:style-name="P4"><text:span text:style-name="T2">and starts reply tim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4.5cm" svg:height="0.8cm" svg:x="26.2cm" svg:y="6.6cm">
          <text:p text:style-name="P4"><text:span text:style-name="T2">Listens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5cm" svg:y1="7.4cm" svg:x2="26.1cm" svg:y2="9cm">
          <text:p/>
        </draw:line>
        <draw:custom-shape draw:style-name="gr4" draw:text-style-name="P4" xml:id="id13" draw:id="id13" draw:layer="layout" svg:width="4.5cm" svg:height="0.8cm" svg:x="26.2cm" svg:y="8.6cm">
          <text:p text:style-name="P4"><text:span text:style-name="T2">Receives mess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4" draw:id="id14" draw:layer="layout" svg:width="4.9cm" svg:height="0.8cm" svg:x="26cm" svg:y="13.6cm">
          <text:p text:style-name="P4"><text:span text:style-name="T2">Processes messag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" draw:id="id1" draw:layer="layout" svg:width="3.1cm" svg:height="2cm" svg:x="26.9cm" svg:y="10cm">
          <text:p text:style-name="P5"><text:span text:style-name="T2"><text:s/></text:span><text:span text:style-name="T2">message</text:span></text:p>
          <text:p text:style-name="P5"><text:span text:style-name="T2">for m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5" draw:layer="layout" svg:width="1cm" svg:height="0.8cm" svg:x="27.3cm" svg:y="11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5" draw:layer="layout" svg:width="1cm" svg:height="0.8cm" svg:x="29.9cm" svg:y="10.1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9" draw:text-style-name="P5" draw:layer="layout" draw:line-skew="2.199cm" svg:x1="30cm" svg:y1="11cm" svg:x2="30.7cm" svg:y2="7cm" draw:start-shape="id1" draw:start-glue-point="7" draw:end-shape="id2" draw:end-glue-point="1" svg:d="M30000 11000h3400v-4000h-2700" svg:viewBox="0 0 3401 4001">
          <text:p/>
        </draw:connector>
        <draw:custom-shape draw:style-name="gr10" draw:text-style-name="P6" xml:id="id15" draw:id="id15" draw:layer="layout" svg:width="3.1cm" svg:height="2cm" svg:x="26.9cm" svg:y="15.2cm">
          <text:p text:style-name="P5"><text:span text:style-name="T2"><text:s/></text:span><text:span text:style-name="T2">End</text:span></text:p>
          <text:p text:style-name="P5"><text:span text:style-name="T2">cm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5" draw:layer="layout" svg:width="1cm" svg:height="0.8cm" svg:x="26.1cm" svg:y="15.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4" xml:id="id7" draw:id="id7" draw:layer="layout" svg:width="4.9cm" svg:height="1.7cm" svg:x="26cm" svg:y="18.5cm">
          <text:p text:style-name="P4"><text:span text:style-name="T2">sends response</text:span></text:p>
          <text:p text:style-name="P4"><text:span text:style-name="T2">and starts reply time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" draw:id="id4" draw:layer="layout" svg:width="5.1cm" svg:height="0.8cm" svg:x="10.7cm" svg:y="9.6cm">
          <text:p text:style-name="P4"><text:span text:style-name="T2">Waits for reply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0.8cm" svg:x="28.5cm" svg:y="17.3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3" draw:text-style-name="P5" draw:layer="layout" svg:x1="13.25cm" svg:y1="7.8cm" svg:x2="13.25cm" svg:y2="9.6cm" draw:start-shape="id3" draw:start-glue-point="2" draw:end-shape="id4" draw:end-glue-point="0" svg:d="M13250 7800v1800" svg:viewBox="0 0 1 1801">
          <text:p/>
        </draw:connector>
        <draw:custom-shape draw:style-name="gr14" draw:text-style-name="P7" xml:id="id5" draw:id="id5" draw:layer="layout" svg:width="3.1cm" svg:height="2.4cm" svg:x="11.7cm" svg:y="12.2cm">
          <text:p text:style-name="P7"><text:span text:style-name="T3">reply</text:span></text:p>
          <text:p text:style-name="P7"><text:span text:style-name="T3">time </text:span></text:p>
          <text:p text:style-name="P7"><text:span text:style-name="T3">elaps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13.25cm" svg:y1="10.4cm" svg:x2="13.25cm" svg:y2="12.2cm" draw:start-shape="id4" draw:start-glue-point="2" draw:end-shape="id5" draw:end-glue-point="4" svg:d="M13250 10400v1800" svg:viewBox="0 0 1 1801">
          <text:p/>
        </draw:connector>
        <draw:connector draw:style-name="gr9" draw:text-style-name="P5" draw:layer="layout" draw:line-skew="-2.099cm" svg:x1="11.7cm" svg:y1="13.4cm" svg:x2="10.8cm" svg:y2="7.2cm" draw:start-shape="id5" draw:start-glue-point="5" draw:end-shape="id3" draw:end-glue-point="3" svg:d="M11700 13400h-3500v-6200h2600" svg:viewBox="0 0 3501 6201">
          <text:p/>
        </draw:connector>
        <draw:custom-shape draw:style-name="gr8" draw:text-style-name="P5" draw:layer="layout" svg:width="1cm" svg:height="0.8cm" svg:x="10.8cm" svg:y="12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1" draw:layer="layout" svg:x1="26cm" svg:y1="19.4cm" svg:x2="15.5cm" svg:y2="18.6cm">
          <text:p/>
        </draw:line>
        <draw:custom-shape draw:style-name="gr4" draw:text-style-name="P4" xml:id="id6" draw:id="id6" draw:layer="layout" svg:width="4.5cm" svg:height="0.8cm" svg:x="11cm" svg:y="18.2cm">
          <text:p text:style-name="P4"><text:span text:style-name="T2">Receives respons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3.25cm" svg:y1="14.6cm" svg:x2="13.25cm" svg:y2="18.2cm" draw:start-shape="id5" draw:start-glue-point="6" draw:end-shape="id6" draw:end-glue-point="0" svg:d="M13250 14600v3600" svg:viewBox="0 0 1 3601">
          <text:p/>
        </draw:connector>
        <draw:connector draw:style-name="gr15" draw:text-style-name="P5" draw:layer="layout" draw:line-skew="3.599cm" svg:x1="30.9cm" svg:y1="19.35cm" svg:x2="30.7cm" svg:y2="7cm" draw:start-shape="id7" draw:start-glue-point="1" draw:end-shape="id2" svg:d="M30900 19350h4100v-12350h-4300" svg:viewBox="0 0 4301 12351">
          <text:p/>
        </draw:connector>
        <draw:custom-shape draw:style-name="gr16" draw:text-style-name="P6" xml:id="id9" draw:id="id9" draw:layer="layout" svg:width="4.7cm" svg:height="0.8cm" svg:x="10.9cm" svg:y="23.3cm">
          <text:p text:style-name="P4"><text:span text:style-name="T2">Sends end command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8" draw:id="id8" draw:layer="layout" svg:width="3.1cm" svg:height="2.4cm" svg:x="11.7cm" svg:y="20cm">
          <text:p text:style-name="P7"><text:span text:style-name="T3">Last</text:span></text:p>
          <text:p text:style-name="P7"><text:span text:style-name="T3">Messag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5" draw:layer="layout" draw:line-skew="3.799cm" svg:x1="14.8cm" svg:y1="21.2cm" svg:x2="15.7cm" svg:y2="7.2cm" draw:start-shape="id8" draw:start-glue-point="7" draw:end-shape="id3" draw:end-glue-point="1" svg:d="M14800 21200h5200v-14000h-4300" svg:viewBox="0 0 5201 14001">
          <text:p/>
        </draw:connector>
        <draw:connector draw:style-name="gr13" draw:text-style-name="P5" draw:layer="layout" svg:x1="13.25cm" svg:y1="19cm" svg:x2="13.25cm" svg:y2="20cm" draw:start-shape="id6" draw:start-glue-point="2" draw:end-shape="id8" draw:end-glue-point="4" svg:d="M13250 19000v1000" svg:viewBox="0 0 1 1001">
          <text:p/>
        </draw:connector>
        <draw:connector draw:style-name="gr13" draw:text-style-name="P5" draw:layer="layout" svg:x1="13.25cm" svg:y1="22.4cm" svg:x2="13.25cm" svg:y2="23.3cm" draw:start-shape="id8" draw:start-glue-point="6" draw:end-shape="id9" draw:end-glue-point="0" svg:d="M13250 22400v900" svg:viewBox="0 0 1 901">
          <text:p/>
        </draw:connector>
        <draw:custom-shape draw:style-name="gr8" draw:text-style-name="P5" draw:layer="layout" svg:width="1cm" svg:height="0.8cm" svg:x="13.4cm" svg:y="22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1" draw:layer="layout" svg:x1="15.6cm" svg:y1="23.8cm" svg:x2="26.1cm" svg:y2="9.6cm">
          <text:p/>
        </draw:line>
        <draw:custom-shape draw:style-name="gr8" draw:text-style-name="P5" draw:layer="layout" svg:width="1cm" svg:height="0.8cm" svg:x="14.7cm" svg:y="20.3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5" draw:layer="layout" svg:width="1cm" svg:height="0.8cm" svg:x="13.4cm" svg:y="14.5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7" xml:id="id12" draw:id="id12" draw:layer="layout" svg:width="3.1cm" svg:height="2.4cm" svg:x="26.9cm" svg:y="23.3cm">
          <text:p text:style-name="P7"><text:span text:style-name="T3">reply</text:span></text:p>
          <text:p text:style-name="P7"><text:span text:style-name="T3">time </text:span></text:p>
          <text:p text:style-name="P7"><text:span text:style-name="T3">elaps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5" draw:layer="layout" svg:width="1cm" svg:height="0.8cm" svg:x="25.9cm" svg:y="23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5" draw:layer="layout" svg:width="1cm" svg:height="0.8cm" svg:x="30cm" svg:y="23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" draw:text-style-name="P4" xml:id="id10" draw:id="id10" draw:layer="layout" svg:width="4.6cm" svg:height="0.8cm" svg:x="19.2cm" svg:y="2cm">
          <text:p text:style-name="P4"><text:span text:style-name="T2">Listening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11" draw:id="id11" draw:layer="layout" svg:width="3.2cm" svg:height="2cm" svg:x="19.9cm" svg:y="3.7cm">
          <text:p text:style-name="P5"><text:span text:style-name="T2"><text:s/></text:span><text:span text:style-name="T2">send_cmd</text:span></text:p>
          <text:p text:style-name="P5"><text:span text:style-name="T2">trigger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21.5cm" svg:y1="2.8cm" svg:x2="21.5cm" svg:y2="3.7cm" draw:start-shape="id10" draw:start-glue-point="2" draw:end-shape="id11" draw:end-glue-point="4" svg:d="M21500 2800v900" svg:viewBox="0 0 1 901">
          <text:p/>
        </draw:connector>
        <draw:connector draw:style-name="gr13" draw:text-style-name="P5" draw:layer="layout" svg:x1="19.9cm" svg:y1="4.7cm" svg:x2="13.25cm" svg:y2="6.6cm" draw:start-shape="id11" draw:start-glue-point="5" draw:end-shape="id3" draw:end-glue-point="0" svg:d="M19900 4700h-6650v1900" svg:viewBox="0 0 6651 1901">
          <text:p/>
        </draw:connector>
        <draw:custom-shape draw:style-name="gr8" draw:text-style-name="P5" draw:layer="layout" svg:width="1cm" svg:height="0.8cm" svg:x="19cm" svg:y="4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3" draw:text-style-name="P5" draw:layer="layout" svg:x1="23.1cm" svg:y1="4.7cm" svg:x2="28.45cm" svg:y2="6.6cm" draw:start-shape="id11" draw:start-glue-point="7" draw:end-shape="id2" draw:end-glue-point="0" svg:d="M23100 4700h5350v1900" svg:viewBox="0 0 5351 1901">
          <text:p/>
        </draw:connector>
        <draw:custom-shape draw:style-name="gr8" draw:text-style-name="P5" draw:layer="layout" svg:width="1cm" svg:height="0.8cm" svg:x="23cm" svg:y="4.8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9" draw:text-style-name="P5" draw:layer="layout" draw:line-skew="-1.199cm" svg:x1="26.9cm" svg:y1="24.5cm" svg:x2="26cm" svg:y2="19.35cm" draw:start-shape="id12" draw:start-glue-point="5" draw:end-shape="id7" svg:d="M26900 24500h-2600v-5150h1700" svg:viewBox="0 0 2601 5151">
          <text:p/>
        </draw:connector>
        <draw:connector draw:style-name="gr19" draw:text-style-name="P1" draw:layer="layout" draw:line-skew="6.199cm" svg:x1="30cm" svg:y1="24.5cm" svg:x2="30.7cm" svg:y2="9cm" draw:start-shape="id12" draw:start-glue-point="7" draw:end-shape="id13" draw:end-glue-point="1" svg:d="M30000 24500h7400v-15500h-6700" svg:viewBox="0 0 7401 15501">
          <text:p/>
        </draw:connector>
        <draw:connector draw:style-name="gr5" draw:text-style-name="P1" draw:layer="layout" svg:x1="28.45cm" svg:y1="7.4cm" svg:x2="28.45cm" svg:y2="8.6cm" draw:start-shape="id2" draw:start-glue-point="2" draw:end-shape="id13" draw:end-glue-point="0" svg:d="M28450 7400v1200" svg:viewBox="0 0 1 1201">
          <text:p/>
        </draw:connector>
        <draw:connector draw:style-name="gr5" draw:text-style-name="P1" draw:layer="layout" svg:x1="28.45cm" svg:y1="9.4cm" svg:x2="28.45cm" svg:y2="10cm" draw:start-shape="id13" draw:start-glue-point="2" draw:end-shape="id1" draw:end-glue-point="4" svg:d="M28450 9400v600" svg:viewBox="0 0 1 601">
          <text:p/>
        </draw:connector>
        <draw:connector draw:style-name="gr5" draw:text-style-name="P1" draw:layer="layout" svg:x1="28.45cm" svg:y1="12cm" svg:x2="28.45cm" svg:y2="13.6cm" draw:start-shape="id1" draw:start-glue-point="6" draw:end-shape="id14" draw:end-glue-point="0" svg:d="M28450 12000v1600" svg:viewBox="0 0 1 1601">
          <text:p/>
        </draw:connector>
        <draw:connector draw:style-name="gr5" draw:text-style-name="P1" draw:layer="layout" svg:x1="28.45cm" svg:y1="14.4cm" svg:x2="28.45cm" svg:y2="15.2cm" draw:start-shape="id14" draw:start-glue-point="2" draw:end-shape="id15" draw:end-glue-point="4" svg:d="M28450 14400v800" svg:viewBox="0 0 1 801">
          <text:p/>
        </draw:connector>
        <draw:connector draw:style-name="gr5" draw:text-style-name="P1" draw:layer="layout" svg:x1="28.45cm" svg:y1="17.2cm" svg:x2="28.45cm" svg:y2="18.5cm" draw:start-shape="id15" draw:start-glue-point="6" draw:end-shape="id7" draw:end-glue-point="0" svg:d="M28450 17200v1300" svg:viewBox="0 0 1 1301">
          <text:p/>
        </draw:connector>
        <draw:connector draw:style-name="gr5" draw:text-style-name="P1" draw:layer="layout" svg:x1="28.45cm" svg:y1="20.2cm" svg:x2="28.45cm" svg:y2="23.3cm" draw:start-shape="id7" draw:start-glue-point="2" draw:end-shape="id12" draw:end-glue-point="4" svg:d="M28450 20200v3100" svg:viewBox="0 0 1 3101">
          <text:p/>
        </draw:connector>
        <draw:connector draw:style-name="gr20" draw:text-style-name="P1" draw:layer="layout" draw:line-skew="-4.793cm" svg:x1="10.9cm" svg:y1="23.7cm" svg:x2="19.2cm" svg:y2="2.4cm" draw:start-shape="id9" draw:start-glue-point="3" draw:end-shape="id10" svg:d="M10900 23700h-5300v-21300h13600" svg:viewBox="0 0 13601 21301">
          <text:p/>
        </draw:connector>
        <draw:frame draw:style-name="gr21" draw:text-style-name="P3" draw:layer="layout" svg:width="9.2cm" svg:height="2.855cm" svg:x="25.8cm" svg:y="-0.455cm">
          <draw:text-box>
            <text:p text:style-name="P2"><text:span text:style-name="T1">R</text:span><text:span text:style-name="T1">e</text:span><text:span text:style-name="T1">a</text:span><text:span text:style-name="T1">ct</text:span><text:span text:style-name="T1">or</text:span></text:p>
          </draw:text-box>
        </draw:frame>
        <draw:connector draw:style-name="gr20" draw:text-style-name="P1" draw:layer="layout" svg:x1="26.9cm" svg:y1="16.2cm" svg:x2="23.8cm" svg:y2="2.4cm" draw:start-shape="id15" draw:end-shape="id10" draw:end-glue-point="1" svg:d="M26900 16200h-1550v-13800h-1550" svg:viewBox="0 0 3101 13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1:40:31.604748188</meta:creation-date>
    <dc:date>2019-03-05T16:51:33.897966766</dc:date>
    <meta:editing-duration>PT2H18M42S</meta:editing-duration>
    <meta:editing-cycles>1</meta:editing-cycles>
    <meta:document-statistic meta:object-count="55"/>
    <meta:generator>LibreOffice/6.0.7.3$Linux_X86_64 LibreOffice_project/00m0$Build-3</meta:generator>
  </office:meta>
</office:document-meta>
</file>